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3.995cm"/>
        </style:tab-stops>
      </style:paragraph-properties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bg" fo:country="BG" style:font-size-asian="24pt" style:font-size-complex="24pt"/>
    </style:style>
    <style:style style:name="T3" style:family="text">
      <style:text-properties fo:font-size="24pt" fo:language="bg" fo:country="BG" fo:font-weight="bold" style:font-size-asian="24pt" style:font-weight-asian="bold" style:font-size-complex="24pt"/>
    </style:style>
    <style:style style:name="T4" style:family="text">
      <style:text-properties fo:font-size="24pt" fo:font-weight="bold" style:font-size-asian="24pt" style:font-weight-asian="bold" style:font-size-complex="24pt"/>
    </style:style>
    <style:style style:name="T5" style:family="text">
      <style:text-properties fo:language="bg" fo:country="B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Contactify </text:span><text:span text:style-name="T4">Functionality</text:span><text:span text:style-name="T1">:</text:span></text:p>
      <text:p text:style-name="Standard">Authorization,</text:p>
      <text:p text:style-name="Standard">Profiles and editing,</text:p>
      <text:p text:style-name="Standard">May be story of the day(timeline )<text:span text:style-name="T5">,</text:span></text:p>
      <text:p text:style-name="P2">Share contacts,<text:tab/></text:p>
      <text:p text:style-name="Standard">Export/import contacts,</text:p>
      <text:p text:style-name="Standard">Contact groups,</text:p>
      <text:p text:style-name="Standard">Admin panel,</text:p>
      <text:p text:style-name="Standard">Send emails</text:p>
      <text:p text:style-name="Standard">Avatars,</text:p>
      <text:p text:style-name="Standard">Message system,</text:p>
      <text:p text:style-name="Standard">Email notifications,</text:p>
      <text:p text:style-name="Standard">Logger,</text:p>
      <text:p text:style-name="Standard">Chat application,</text:p>
      <text:p text:style-name="Standard">Find me on github facebook twitter stackoverflow etc..</text:p>
      <text:p text:style-name="Standard"/>
      <text:p text:style-name="P1"><text:span text:style-name="T4">Visual Storm – self site</text:span></text:p>
      <text:p text:style-name="Standard"><text:span text:style-name="T1">Only javascript</text:span></text:p>
      <text:p text:style-name="Standard"><text:span text:style-name="T1">Ultimate design and shit</text:span></text:p>
      <text:p text:style-name="Standard"><text:span text:style-name="T4">Mean stack ba</text:span><text:bookmark text:name="_GoBack"/><text:span text:style-name="T4">by</text:span></text:p>
      <text:p text:style-name="Standard"><text:tab/><text:line-break/><text:line-break/><text:tab/><text:tab/><text:tab/><text:tab/><text:tab/><text:tab/>HAD TO FIX</text:p>
      <text:p text:style-name="Standard">Workarounded register – fix it!<text:line-break/>Session/local storag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 Mihov</meta:initial-creator>
    <meta:editing-cycles>11</meta:editing-cycles>
    <meta:creation-date>2017-01-22T16:10:00</meta:creation-date>
    <dc:date>2017-04-27T22:52:09.83</dc:date>
    <meta:editing-duration>PT3M18S</meta:editing-duration>
    <meta:generator>OpenOffice/4.1.3$Win32 OpenOffice.org_project/413m1$Build-9783</meta:generator>
    <meta:document-statistic meta:table-count="0" meta:image-count="0" meta:object-count="0" meta:page-count="1" meta:paragraph-count="21" meta:word-count="63" meta:character-count="443"/>
    <meta:user-defined meta:name="AppVersion">15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